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5000001605EA7E1B7A59EF45A.png" manifest:media-type="image/png"/>
  <manifest:file-entry manifest:full-path="Pictures/100000010000029E0000008B9E63AA1AB3D79DB5.png" manifest:media-type="image/png"/>
  <manifest:file-entry manifest:full-path="Pictures/10000001000003250000012111FE463270D1A621.png" manifest:media-type="image/png"/>
  <manifest:file-entry manifest:full-path="Pictures/10000001000002B40000015C142F0ABE9E76280E.png" manifest:media-type="image/png"/>
  <manifest:file-entry manifest:full-path="Pictures/10000001000003010000011AC099B79FBC3C3552.png" manifest:media-type="image/png"/>
  <manifest:file-entry manifest:full-path="Pictures/1000000100000317000000D8E5E245C3C73AFBF9.png" manifest:media-type="image/png"/>
  <manifest:file-entry manifest:full-path="Pictures/10000001000003220000016B1D909F8F1EB7C8B1.png" manifest:media-type="image/png"/>
  <manifest:file-entry manifest:full-path="Pictures/10000001000002EA0000021F8BAF37F6B45646E4.png" manifest:media-type="image/png"/>
  <manifest:file-entry manifest:full-path="Pictures/100000010000032A000001D6548F6E6D9A4CAECE.png" manifest:media-type="image/png"/>
  <manifest:file-entry manifest:full-path="Pictures/10000001000002FD000000861FFA6A04801C9132.png" manifest:media-type="image/png"/>
  <manifest:file-entry manifest:full-path="Pictures/10000001000002E600000073A32CC649BED98FFA.png" manifest:media-type="image/png"/>
  <manifest:file-entry manifest:full-path="Pictures/10000001000002E90000016730A69DCF7926BB07.png" manifest:media-type="image/png"/>
  <manifest:file-entry manifest:full-path="Pictures/10000001000002F0000000750512E1D4FC200310.png" manifest:media-type="image/png"/>
  <manifest:file-entry manifest:full-path="Pictures/1000000100000306000000F3FE7C62FD03114689.png" manifest:media-type="image/png"/>
  <manifest:file-entry manifest:full-path="Pictures/10000001000002DE0000009D974DD61FFBA68D78.png" manifest:media-type="image/png"/>
  <manifest:file-entry manifest:full-path="Pictures/10000001000002F90000007567365B7275551FA4.png" manifest:media-type="image/png"/>
  <manifest:file-entry manifest:full-path="Pictures/100000010000035700000194DACFDC41233B4185.png" manifest:media-type="image/png"/>
  <manifest:file-entry manifest:full-path="Pictures/1000000100000301000001D5266E725ECCA789A3.png" manifest:media-type="image/png"/>
  <manifest:file-entry manifest:full-path="Pictures/100000010000030C000001EC83C9764F24D1BD91.png" manifest:media-type="image/png"/>
  <manifest:file-entry manifest:full-path="Pictures/10000001000002F20000009C2FFE1E53FE61129B.png" manifest:media-type="image/png"/>
  <manifest:file-entry manifest:full-path="Pictures/1000000100000504000001C3C89EBEE8ACF891CF.png" manifest:media-type="image/png"/>
  <manifest:file-entry manifest:full-path="Pictures/100000010000031F0000021A78C1FA9FAD6250C2.png" manifest:media-type="image/png"/>
  <manifest:file-entry manifest:full-path="Pictures/1000000100000310000001B43188AA759B8841DD.png" manifest:media-type="image/png"/>
  <manifest:file-entry manifest:full-path="Pictures/100000010000031B000001A1912701092D1CCAEB.png" manifest:media-type="image/png"/>
  <manifest:file-entry manifest:full-path="Pictures/1000000100000342000001BA0FD5B2FC13936581.png" manifest:media-type="image/png"/>
  <manifest:file-entry manifest:full-path="Pictures/10000001000003020000018DCD74624B2395A589.png" manifest:media-type="image/png"/>
  <manifest:file-entry manifest:full-path="Pictures/1000000100000308000001EB3A5BF87E29B47E68.png" manifest:media-type="image/png"/>
  <manifest:file-entry manifest:full-path="Pictures/1000000100000303000000C73E2E5883448E1834.png" manifest:media-type="image/png"/>
  <manifest:file-entry manifest:full-path="Pictures/100000010000048F0000023240D3E834C4B54FE8.png" manifest:media-type="image/png"/>
  <manifest:file-entry manifest:full-path="Pictures/100000010000032B000001CAD2BFF8A536D74DF7.png" manifest:media-type="image/png"/>
  <manifest:file-entry manifest:full-path="Pictures/10000001000002F2000001DA3C85F8E5BB286AD2.png" manifest:media-type="image/png"/>
  <manifest:file-entry manifest:full-path="Pictures/10000001000002F3000002388C761F20730D36DC.png" manifest:media-type="image/png"/>
  <manifest:file-entry manifest:full-path="Pictures/1000000100000321000001DD5FEC4ACF47CAB3AB.png" manifest:media-type="image/png"/>
  <manifest:file-entry manifest:full-path="Pictures/10000001000003310000029E147BA47A0123724C.png" manifest:media-type="image/png"/>
  <manifest:file-entry manifest:full-path="Pictures/100000010000032800000239C909237EB9747308.png" manifest:media-type="image/png"/>
  <manifest:file-entry manifest:full-path="Pictures/10000001000002ED000001C1789214DAD40B7E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2.332cm" svg:height="4.632cm" svg:x="2cm" svg:y="5.5cm">
          <draw:image xlink:href="Pictures/100000010000029E0000008B9E63AA1AB3D79D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1" draw:text-style-name="P1" draw:layer="layout" svg:width="18.31cm" svg:height="9.207cm" svg:x="4.989cm" svg:y="3.69cm">
          <draw:image xlink:href="Pictures/10000001000002B40000015C142F0ABE9E7628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1" draw:text-style-name="P1" draw:layer="layout" svg:width="20.348cm" svg:height="7.461cm" svg:x="3.97cm" svg:y="4.563cm">
          <draw:image xlink:href="Pictures/10000001000003010000011AC099B79FBC3C35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1" draw:text-style-name="P1" draw:layer="layout" svg:width="21.433cm" svg:height="12.436cm" svg:x="3.427cm" svg:y="2.076cm">
          <draw:image xlink:href="Pictures/100000010000032A000001D6548F6E6D9A4CAE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style-name="gr3" draw:text-style-name="P3" draw:layer="layout" svg:width="22.743cm" svg:height="6.209cm" svg:x="2.257cm" svg:y="3.791cm">
          <draw:image xlink:href="Pictures/1000000100000317000000D8E5E245C3C73AFBF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draw:style-name="gr3" draw:text-style-name="P3" draw:layer="layout" svg:width="21.3cm" svg:height="7.646cm" svg:x="3.341cm" svg:y="4.029cm">
          <draw:image xlink:href="Pictures/10000001000003250000012111FE463270D1A62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draw:style-name="gr3" draw:text-style-name="P3" draw:layer="layout" svg:width="23.555cm" svg:height="4.124cm" svg:x="2.5cm" svg:y="5.376cm">
          <draw:image xlink:href="Pictures/10000001000002FD000000861FFA6A04801C913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draw:style-name="gr3" draw:text-style-name="P3" draw:layer="layout" svg:width="27cm" svg:height="4.184cm" svg:x="0.5cm" svg:y="5.316cm">
          <draw:image xlink:href="Pictures/10000001000002E600000073A32CC649BED98FF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draw:style-name="gr3" draw:text-style-name="P3" draw:layer="layout" svg:width="21.231cm" svg:height="6.665cm" svg:x="3.269cm" svg:y="4.637cm">
          <draw:image xlink:href="Pictures/1000000100000306000000F3FE7C62FD0311468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draw:style-name="gr3" draw:text-style-name="P3" draw:layer="layout" svg:width="25.066cm" svg:height="3.899cm" svg:x="1.934cm" svg:y="5.5cm">
          <draw:image xlink:href="Pictures/10000001000002F0000000750512E1D4FC2003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draw:style-name="gr3" draw:text-style-name="P3" draw:layer="layout" svg:width="23.046cm" svg:height="4.928cm" svg:x="2cm" svg:y="5.072cm">
          <draw:image xlink:href="Pictures/10000001000002DE0000009D974DD61FFBA68D7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draw:style-name="gr3" draw:text-style-name="P3" draw:layer="layout" svg:width="25.367cm" svg:height="3.899cm" svg:x="1.133cm" svg:y="5.601cm">
          <draw:image xlink:href="Pictures/10000001000002F90000007567365B7275551FA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draw:style-name="gr1" draw:text-style-name="P1" draw:layer="layout" svg:width="20.348cm" svg:height="12.409cm" svg:x="3.97cm" svg:y="2.089cm">
          <draw:image xlink:href="Pictures/1000000100000301000001D5266E725ECCA789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draw:style-name="gr1" draw:text-style-name="P1" draw:layer="layout" svg:width="20.639cm" svg:height="13.018cm" svg:x="3.824cm" svg:y="1.785cm">
          <draw:image xlink:href="Pictures/100000010000030C000001EC83C9764F24D1BD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draw:style-name="gr1" draw:text-style-name="P1" draw:layer="layout" svg:width="19.951cm" svg:height="4.127cm" svg:x="3.5cm" svg:y="0.373cm">
          <draw:image xlink:href="Pictures/10000001000002F20000009C2FFE1E53FE61129B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9.833cm" svg:x="0.001cm" svg:y="5.167cm">
          <draw:image xlink:href="Pictures/1000000100000504000001C3C89EBEE8ACF891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draw:style-name="gr1" draw:text-style-name="P1" draw:layer="layout" svg:width="21.142cm" svg:height="14.235cm" svg:x="3.592cm" svg:y="1.003cm">
          <draw:image xlink:href="Pictures/100000010000031F0000021A78C1FA9FAD6250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draw:style-name="gr1" draw:text-style-name="P1" draw:layer="layout" svg:width="20.745cm" svg:height="11.536cm" svg:x="3.771cm" svg:y="2.526cm">
          <draw:image xlink:href="Pictures/1000000100000310000001B43188AA759B8841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draw:style-name="gr1" draw:text-style-name="P1" draw:layer="layout" svg:width="21.036cm" svg:height="11.033cm" svg:x="3.626cm" svg:y="2.777cm">
          <draw:image xlink:href="Pictures/100000010000031B000001A1912701092D1CCA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draw:style-name="gr1" draw:text-style-name="P1" draw:layer="layout" svg:width="22.068cm" svg:height="11.695cm" svg:x="3.11cm" svg:y="2.446cm">
          <draw:image xlink:href="Pictures/1000000100000342000001BA0FD5B2FC139365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draw:style-name="gr1" draw:text-style-name="P1" draw:layer="layout" svg:width="20.374cm" svg:height="10.504cm" svg:x="3.957cm" svg:y="3.042cm">
          <draw:image xlink:href="Pictures/10000001000003020000018DCD74624B2395A5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draw:frame draw:style-name="gr1" draw:text-style-name="P1" draw:layer="layout" svg:width="19.739cm" svg:height="14.367cm" svg:x="4.274cm" svg:y="0.633cm">
          <draw:image xlink:href="Pictures/10000001000002EA0000021F8BAF37F6B45646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draw:style-name="gr1" draw:text-style-name="P1" draw:layer="layout" svg:width="19.713cm" svg:height="9.498cm" svg:x="4.287cm" svg:y="3.545cm">
          <draw:image xlink:href="Pictures/10000001000002E90000016730A69DCF7926BB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draw:frame draw:style-name="gr1" draw:text-style-name="P1" draw:layer="layout" svg:width="20.533cm" svg:height="12.991cm" svg:x="3.877cm" svg:y="1.798cm">
          <draw:image xlink:href="Pictures/1000000100000308000001EB3A5BF87E29B47E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draw:frame draw:style-name="gr1" draw:text-style-name="P1" draw:layer="layout" svg:width="17.437cm" svg:height="4.5cm" svg:x="6.986cm" svg:y="-0.5cm">
          <draw:image xlink:href="Pictures/1000000100000303000000C73E2E5883448E1834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13.482cm" svg:x="0.001cm" svg:y="4cm">
          <draw:image xlink:href="Pictures/100000010000048F0000023240D3E834C4B54F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draw:frame draw:style-name="gr1" draw:text-style-name="P1" draw:layer="layout" svg:width="22.624cm" svg:height="10.689cm" svg:x="2.876cm" svg:y="2.5cm">
          <draw:image xlink:href="Pictures/100000010000035700000194DACFDC41233B41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draw:frame draw:style-name="gr1" draw:text-style-name="P1" draw:layer="layout" svg:width="21.459cm" svg:height="12.118cm" svg:x="3.541cm" svg:y="1.882cm">
          <draw:image xlink:href="Pictures/100000010000032B000001CAD2BFF8A536D74D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draw:frame draw:style-name="gr1" draw:text-style-name="P1" draw:layer="layout" svg:width="19.951cm" svg:height="12.542cm" svg:x="4cm" svg:y="2.458cm">
          <draw:image xlink:href="Pictures/10000001000002F2000001DA3C85F8E5BB286A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draw:frame draw:style-name="gr1" draw:text-style-name="P1" draw:layer="layout" svg:width="19.977cm" svg:height="15.029cm" svg:x="4.023cm" svg:y="0cm">
          <draw:image xlink:href="Pictures/10000001000002F3000002388C761F20730D36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draw:frame draw:style-name="gr1" draw:text-style-name="P1" draw:layer="layout" svg:width="21.221cm" svg:height="9.604cm" svg:x="3.533cm" svg:y="2.318cm">
          <draw:image xlink:href="Pictures/10000001000003220000016B1D909F8F1EB7C8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draw:frame draw:style-name="gr1" draw:text-style-name="P1" draw:layer="layout" svg:width="21.195cm" svg:height="12.621cm" svg:x="3.546cm" svg:y="0.809cm">
          <draw:image xlink:href="Pictures/1000000100000321000001DD5FEC4ACF47CAB3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>
        <draw:frame draw:style-name="gr1" draw:text-style-name="P1" draw:layer="layout" svg:width="19.204cm" svg:height="15.749cm" svg:x="4.296cm" svg:y="-0.249cm">
          <draw:image xlink:href="Pictures/10000001000003310000029E147BA47A012372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0">
        <draw:frame draw:style-name="gr1" draw:text-style-name="P1" draw:layer="layout" svg:width="21.38cm" svg:height="15.055cm" svg:x="3.454cm" svg:y="0.5cm">
          <draw:image xlink:href="Pictures/100000010000032800000239C909237EB97473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0">
        <draw:frame draw:style-name="gr1" draw:text-style-name="P1" draw:layer="layout" svg:width="19.819cm" svg:height="11.88cm" svg:x="3.681cm" svg:y="2cm">
          <draw:image xlink:href="Pictures/10000001000002ED000001C1789214DAD40B7E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>
        <draw:frame draw:style-name="gr1" draw:text-style-name="P1" draw:layer="layout" svg:width="18.337cm" svg:height="9.313cm" svg:x="4.663cm" svg:y="4.187cm">
          <draw:image xlink:href="Pictures/10000001000002B5000001605EA7E1B7A59EF4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0"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0"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03T15:41:18.258000000</dc:date>
    <meta:editing-duration>P2DT6H46M15S</meta:editing-duration>
    <meta:editing-cycles>6</meta:editing-cycles>
    <meta:generator>LibreOffice/7.4.1.2$Windows_X86_64 LibreOffice_project/3c58a8f3a960df8bc8fd77b461821e42c061c5f0</meta:generator>
    <meta:document-statistic meta:object-count="129"/>
  </office:meta>
</office:document-meta>
</file>